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05cm" draw:marker-start-width="0.39cm" draw:marker-end-width="0.39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-width="0.38cm" draw:marker-end-width="0.38cm" draw:fill="none" draw:textarea-horizontal-align="left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1cm" draw:marker-start-width="0.455cm" draw:marker-end-width="0.45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draw:fill="none" draw:textarea-horizontal-align="center" draw:textarea-vertical-align="middle"/>
    </style:style>
    <style:style style:name="gr7" style:family="graphic" style:parent-style-name="standard">
      <style:graphic-properties svg:stroke-width="0.1cm" draw:marker-start-width="0.45cm" draw:marker-end-width="0.4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05cm" draw:marker-start-width="0.38cm" draw:marker-end-width="0.38cm" draw:fill="none" draw:textarea-horizontal-align="left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dash" draw:stroke-dash="Fine_20_Dashed_20__28_var_29_"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-dash="Ultrafine_20_Dashed"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text-underline-style="solid" style:text-underline-width="auto" style:text-underline-color="font-color"/>
    </style:style>
    <style:style style:name="P5" style:family="paragraph">
      <style:paragraph-properties fo:text-align="center"/>
      <style:text-properties fo:font-size="18pt" fo:font-weight="bold" style:font-weight-asian="bold" style:font-weight-complex="bold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paragraph-properties fo:text-align="start"/>
      <style:text-properties fo:font-size="18pt" fo:font-style="italic" style:font-style-asian="italic" style:font-style-complex="italic"/>
    </style:style>
    <style:style style:name="P8" style:family="paragraph">
      <style:paragraph-properties fo:text-align="center"/>
      <style:text-properties fo:font-size="18pt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8pt"/>
    </style:style>
    <style:style style:name="T5" style:family="text">
      <style:text-properties fo:font-size="18pt" fo:font-weight="normal" style:font-weight-asian="normal" style:font-weight-complex="normal"/>
    </style:style>
    <style:style style:name="T6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ize="18pt" fo:font-style="italic" style:font-style-asian="italic" style:font-style-complex="italic"/>
    </style:style>
    <style:style style:name="T8" style:family="text">
      <style:text-properties fo:font-size="18pt"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ingleton" draw:style-name="dp1" draw:master-page-name="Default">
        <draw:rect draw:style-name="gr1" draw:text-style-name="P1" draw:layer="layout" svg:width="9cm" svg:height="5.5cm" svg:x="2cm" svg:y="2cm">
          <text:p/>
        </draw:rect>
        <draw:rect draw:style-name="gr2" draw:text-style-name="P2" draw:layer="layout" svg:width="9cm" svg:height="2cm" svg:x="2cm" svg:y="2cm">
          <text:p text:style-name="P1"><text:span text:style-name="T1">Singleton</text:span></text:p>
        </draw:rect>
        <draw:rect draw:style-name="gr3" draw:text-style-name="P4" draw:layer="layout" svg:width="9cm" svg:height="1.5cm" svg:x="2cm" svg:y="4cm">
          <text:p text:style-name="P3"><text:span text:style-name="T2">- instance : Singleton</text:span></text:p>
        </draw:rect>
        <draw:rect draw:style-name="gr3" draw:text-style-name="P3" draw:layer="layout" svg:width="9cm" svg:height="2cm" svg:x="2cm" svg:y="5.5cm">
          <text:p text:style-name="P3">- Singleton()</text:p>
          <text:p text:style-name="P3"><text:span text:style-name="T2">+ getInstance() : Singleton</text:span></text:p>
        </draw:rect>
      </draw:page>
      <draw:page draw:name="Stratégie" draw:style-name="dp1" draw:master-page-name="Default">
        <draw:rect draw:style-name="gr1" draw:text-style-name="P1" draw:layer="layout" svg:width="7cm" svg:height="4cm" svg:x="2cm" svg:y="2cm">
          <text:p/>
        </draw:rect>
        <draw:rect draw:style-name="gr2" draw:text-style-name="P5" draw:layer="layout" svg:width="7cm" svg:height="2cm" svg:x="2cm" svg:y="2cm">
          <text:p text:style-name="P1"><text:span text:style-name="T3">Context</text:span></text:p>
        </draw:rect>
        <draw:rect draw:style-name="gr3" draw:text-style-name="P6" draw:layer="layout" svg:width="7cm" svg:height="1.5cm" svg:x="2cm" svg:y="4.5cm">
          <text:p text:style-name="P3"><text:span text:style-name="T4">+ contextInterface()</text:span></text:p>
        </draw:rect>
        <draw:rect draw:style-name="gr1" draw:text-style-name="P1" draw:layer="layout" svg:width="6cm" svg:height="4.5cm" svg:x="17cm" svg:y="2cm">
          <text:p/>
        </draw:rect>
        <draw:rect draw:style-name="gr2" draw:text-style-name="P5" draw:layer="layout" svg:width="6cm" svg:height="2.5cm" svg:x="17cm" svg:y="2cm">
          <text:p text:style-name="P1"><text:span text:style-name="T5">&lt;&lt;interface&gt;&gt;</text:span></text:p>
          <text:p text:style-name="P1"><text:span text:style-name="T6">Stratégie</text:span></text:p>
        </draw:rect>
        <draw:rect draw:style-name="gr3" draw:text-style-name="P7" draw:layer="layout" svg:width="6cm" svg:height="1.5cm" svg:x="17cm" svg:y="5cm">
          <text:p text:style-name="P3"><text:span text:style-name="T7">+ algorithme()</text:span></text:p>
        </draw:rect>
        <draw:rect draw:style-name="gr1" draw:text-style-name="P1" draw:layer="layout" svg:width="7cm" svg:height="4cm" svg:x="8cm" svg:y="9.5cm">
          <text:p/>
        </draw:rect>
        <draw:rect draw:style-name="gr2" draw:text-style-name="P5" draw:layer="layout" svg:width="7cm" svg:height="2cm" svg:x="8cm" svg:y="9.5cm">
          <text:p text:style-name="P1"><text:span text:style-name="T3">StratégieConcrèteA</text:span></text:p>
        </draw:rect>
        <draw:rect draw:style-name="gr3" draw:text-style-name="P6" draw:layer="layout" svg:width="7cm" svg:height="1.5cm" svg:x="8cm" svg:y="12cm">
          <text:p text:style-name="P3"><text:span text:style-name="T4">+ algorithme()</text:span></text:p>
        </draw:rect>
        <draw:rect draw:style-name="gr1" draw:text-style-name="P1" draw:layer="layout" svg:width="7cm" svg:height="4cm" svg:x="16.5cm" svg:y="9.5cm">
          <text:p/>
        </draw:rect>
        <draw:rect draw:style-name="gr2" draw:text-style-name="P5" draw:layer="layout" svg:width="7cm" svg:height="2cm" svg:x="16.5cm" svg:y="9.5cm">
          <text:p text:style-name="P1"><text:span text:style-name="T3">StratégieConcrèteB</text:span></text:p>
        </draw:rect>
        <draw:rect draw:style-name="gr3" draw:text-style-name="P6" draw:layer="layout" svg:width="7cm" svg:height="1.5cm" svg:x="16.5cm" svg:y="12cm">
          <text:p text:style-name="P3"><text:span text:style-name="T4">+ algorithme()</text:span></text:p>
        </draw:rect>
        <draw:rect draw:style-name="gr1" draw:text-style-name="P1" draw:layer="layout" svg:width="7cm" svg:height="4cm" svg:x="25cm" svg:y="9.5cm">
          <text:p/>
        </draw:rect>
        <draw:rect draw:style-name="gr2" draw:text-style-name="P5" draw:layer="layout" svg:width="7cm" svg:height="2cm" svg:x="25cm" svg:y="9.5cm">
          <text:p text:style-name="P1"><text:span text:style-name="T3">StratégieConcrèteC</text:span></text:p>
        </draw:rect>
        <draw:rect draw:style-name="gr3" draw:text-style-name="P6" draw:layer="layout" svg:width="7cm" svg:height="1.5cm" svg:x="25cm" svg:y="12cm">
          <text:p text:style-name="P3"><text:span text:style-name="T4">+ algorithme()</text:span></text:p>
        </draw:rect>
        <draw:custom-shape draw:style-name="gr4" draw:text-style-name="P1" draw:layer="layout" svg:width="1cm" svg:height="1cm" svg:x="9cm" svg:y="3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1" draw:layer="layout" svg:x1="10cm" svg:y1="4cm" svg:x2="17cm" svg:y2="4cm">
          <text:p/>
        </draw:line>
        <draw:rect draw:style-name="gr6" draw:text-style-name="P1" draw:layer="layout" svg:width="3cm" svg:height="1cm" svg:x="10cm" svg:y="3cm">
          <text:p text:style-name="P1">stragégie</text:p>
        </draw:rect>
        <draw:custom-shape draw:style-name="gr7" draw:text-style-name="P1" draw:layer="layout" svg:width="1cm" svg:height="1cm" svg:x="17.5cm" svg:y="6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1cm" svg:height="1cm" svg:x="19.5cm" svg:y="6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1cm" svg:height="1cm" svg:x="21.5cm" svg:y="6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8" draw:text-style-name="P1" draw:layer="layout" svg:x1="18cm" svg:y1="7.5cm" svg:x2="18cm" svg:y2="8.5cm">
          <text:p/>
        </draw:line>
        <draw:line draw:style-name="gr8" draw:text-style-name="P1" draw:layer="layout" svg:x1="20cm" svg:y1="7.5cm" svg:x2="20cm" svg:y2="9.5cm">
          <text:p/>
        </draw:line>
        <draw:line draw:style-name="gr8" draw:text-style-name="P1" draw:layer="layout" svg:x1="11.5cm" svg:y1="8.5cm" svg:x2="18cm" svg:y2="8.5cm">
          <text:p/>
        </draw:line>
        <draw:line draw:style-name="gr8" draw:text-style-name="P1" draw:layer="layout" svg:x1="11.5cm" svg:y1="8.5cm" svg:x2="11.5cm" svg:y2="9.5cm">
          <text:p/>
        </draw:line>
        <draw:line draw:style-name="gr8" draw:text-style-name="P1" draw:layer="layout" svg:x1="22cm" svg:y1="7.5cm" svg:x2="22cm" svg:y2="8.5cm">
          <text:p/>
        </draw:line>
        <draw:line draw:style-name="gr8" draw:text-style-name="P1" draw:layer="layout" svg:x1="22cm" svg:y1="8.5cm" svg:x2="28.5cm" svg:y2="8.5cm">
          <text:p/>
        </draw:line>
        <draw:line draw:style-name="gr8" draw:text-style-name="P1" draw:layer="layout" svg:x1="28.5cm" svg:y1="8.5cm" svg:x2="28.5cm" svg:y2="9.5cm">
          <text:p/>
        </draw:line>
        <draw:line draw:style-name="gr8" draw:text-style-name="P1" draw:layer="layout" svg:x1="17cm" svg:y1="4cm" svg:x2="16cm" svg:y2="3.5cm">
          <text:p/>
        </draw:line>
        <draw:line draw:style-name="gr8" draw:text-style-name="P1" draw:layer="layout" svg:x1="17cm" svg:y1="4cm" svg:x2="16cm" svg:y2="4.5cm">
          <text:p/>
        </draw:line>
        <draw:rect draw:style-name="gr6" draw:text-style-name="P1" draw:layer="layout" svg:width="1cm" svg:height="1cm" svg:x="9.5cm" svg:y="4.5cm">
          <text:p text:style-name="P1">1</text:p>
        </draw:rect>
        <draw:rect draw:style-name="gr6" draw:text-style-name="P1" draw:layer="layout" svg:width="1cm" svg:height="1cm" svg:x="15.5cm" svg:y="4.5cm">
          <text:p text:style-name="P1">1</text:p>
        </draw:rect>
        <draw:rect draw:style-name="gr9" draw:text-style-name="P6" draw:layer="layout" svg:width="7cm" svg:height="0.5cm" svg:x="2cm" svg:y="4cm">
          <text:p/>
        </draw:rect>
        <draw:rect draw:style-name="gr9" draw:text-style-name="P6" draw:layer="layout" svg:width="6cm" svg:height="0.5cm" svg:x="17cm" svg:y="4.5cm">
          <text:p/>
        </draw:rect>
        <draw:rect draw:style-name="gr9" draw:text-style-name="P6" draw:layer="layout" svg:width="7cm" svg:height="0.5cm" svg:x="8cm" svg:y="11.5cm">
          <text:p/>
        </draw:rect>
        <draw:rect draw:style-name="gr9" draw:text-style-name="P6" draw:layer="layout" svg:width="7cm" svg:height="0.5cm" svg:x="16.5cm" svg:y="11.5cm">
          <text:p/>
        </draw:rect>
        <draw:rect draw:style-name="gr9" draw:text-style-name="P6" draw:layer="layout" svg:width="7cm" svg:height="0.5cm" svg:x="25cm" svg:y="11.5cm">
          <text:p/>
        </draw:rect>
      </draw:page>
      <draw:page draw:name="Stratégie (avec paramètre)" draw:style-name="dp1" draw:master-page-name="Default">
        <draw:rect draw:style-name="gr1" draw:text-style-name="P1" draw:layer="layout" svg:width="7cm" svg:height="4cm" svg:x="2cm" svg:y="2cm">
          <text:p/>
        </draw:rect>
        <draw:rect draw:style-name="gr2" draw:text-style-name="P5" draw:layer="layout" svg:width="7cm" svg:height="2cm" svg:x="2cm" svg:y="2cm">
          <text:p text:style-name="P1"><text:span text:style-name="T3">Context</text:span></text:p>
        </draw:rect>
        <draw:rect draw:style-name="gr3" draw:text-style-name="P6" draw:layer="layout" svg:width="7cm" svg:height="1.5cm" svg:x="2cm" svg:y="4.5cm">
          <text:p text:style-name="P3"><text:span text:style-name="T4">+ contextInterface()</text:span></text:p>
        </draw:rect>
        <draw:rect draw:style-name="gr1" draw:text-style-name="P1" draw:layer="layout" svg:width="10cm" svg:height="4.5cm" svg:x="18cm" svg:y="2cm">
          <text:p/>
        </draw:rect>
        <draw:rect draw:style-name="gr3" draw:text-style-name="P7" draw:layer="layout" svg:width="10cm" svg:height="1.5cm" svg:x="18cm" svg:y="5cm">
          <text:p text:style-name="P3"><text:span text:style-name="T7">+ algorithme(context : Context)</text:span></text:p>
        </draw:rect>
        <draw:rect draw:style-name="gr1" draw:text-style-name="P1" draw:layer="layout" svg:width="10cm" svg:height="4cm" svg:x="18cm" svg:y="9.5cm">
          <text:p/>
        </draw:rect>
        <draw:rect draw:style-name="gr2" draw:text-style-name="P5" draw:layer="layout" svg:width="10cm" svg:height="2cm" svg:x="18cm" svg:y="9.5cm">
          <text:p text:style-name="P1"><text:span text:style-name="T3">StratégieConcrèteB</text:span></text:p>
        </draw:rect>
        <draw:rect draw:style-name="gr3" draw:text-style-name="P6" draw:layer="layout" svg:width="10cm" svg:height="1.5cm" svg:x="18cm" svg:y="12cm">
          <text:p text:style-name="P3"><text:span text:style-name="T4">+ algorithme(context : Context)</text:span></text:p>
        </draw:rect>
        <draw:custom-shape draw:style-name="gr4" draw:text-style-name="P1" draw:layer="layout" svg:width="1cm" svg:height="1cm" svg:x="9cm" svg:y="3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1" draw:layer="layout" svg:x1="10cm" svg:y1="4cm" svg:x2="18cm" svg:y2="4cm">
          <text:p/>
        </draw:line>
        <draw:rect draw:style-name="gr6" draw:text-style-name="P1" draw:layer="layout" svg:width="3cm" svg:height="1cm" svg:x="10cm" svg:y="3cm">
          <text:p text:style-name="P1">stragégie</text:p>
        </draw:rect>
        <draw:custom-shape draw:style-name="gr7" draw:text-style-name="P1" draw:layer="layout" svg:width="1cm" svg:height="1cm" svg:x="19.5cm" svg:y="6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1cm" svg:height="1cm" svg:x="22.5cm" svg:y="6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1cm" svg:height="1cm" svg:x="25.5cm" svg:y="6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8" draw:text-style-name="P1" draw:layer="layout" svg:x1="20cm" svg:y1="7.5cm" svg:x2="20cm" svg:y2="8.5cm">
          <text:p/>
        </draw:line>
        <draw:line draw:style-name="gr8" draw:text-style-name="P1" draw:layer="layout" svg:x1="23cm" svg:y1="7.5cm" svg:x2="23cm" svg:y2="9.5cm">
          <text:p/>
        </draw:line>
        <draw:line draw:style-name="gr8" draw:text-style-name="P1" draw:layer="layout" svg:x1="12cm" svg:y1="8.5cm" svg:x2="20cm" svg:y2="8.5cm">
          <text:p/>
        </draw:line>
        <draw:line draw:style-name="gr8" draw:text-style-name="P1" draw:layer="layout" svg:x1="12cm" svg:y1="8.5cm" svg:x2="12cm" svg:y2="9.5cm">
          <text:p/>
        </draw:line>
        <draw:line draw:style-name="gr8" draw:text-style-name="P1" draw:layer="layout" svg:x1="26cm" svg:y1="7.5cm" svg:x2="26cm" svg:y2="8.5cm">
          <text:p/>
        </draw:line>
        <draw:line draw:style-name="gr8" draw:text-style-name="P1" draw:layer="layout" svg:x1="26cm" svg:y1="8.5cm" svg:x2="34cm" svg:y2="8.5cm">
          <text:p/>
        </draw:line>
        <draw:line draw:style-name="gr8" draw:text-style-name="P1" draw:layer="layout" svg:x1="34cm" svg:y1="8.5cm" svg:x2="34cm" svg:y2="9.5cm">
          <text:p/>
        </draw:line>
        <draw:line draw:style-name="gr8" draw:text-style-name="P1" draw:layer="layout" svg:x1="18cm" svg:y1="4cm" svg:x2="17cm" svg:y2="3.5cm">
          <text:p/>
        </draw:line>
        <draw:line draw:style-name="gr8" draw:text-style-name="P1" draw:layer="layout" svg:x1="18cm" svg:y1="4cm" svg:x2="17cm" svg:y2="4.5cm">
          <text:p/>
        </draw:line>
        <draw:rect draw:style-name="gr6" draw:text-style-name="P1" draw:layer="layout" svg:width="1cm" svg:height="1cm" svg:x="9.5cm" svg:y="4.5cm">
          <text:p text:style-name="P1">1</text:p>
        </draw:rect>
        <draw:rect draw:style-name="gr6" draw:text-style-name="P1" draw:layer="layout" svg:width="1cm" svg:height="1cm" svg:x="16.5cm" svg:y="4.5cm">
          <text:p text:style-name="P1">1</text:p>
        </draw:rect>
        <draw:rect draw:style-name="gr1" draw:text-style-name="P1" draw:layer="layout" svg:width="10cm" svg:height="4cm" svg:x="29cm" svg:y="9.5cm">
          <text:p/>
        </draw:rect>
        <draw:rect draw:style-name="gr2" draw:text-style-name="P5" draw:layer="layout" svg:width="10cm" svg:height="2cm" svg:x="29cm" svg:y="9.5cm">
          <text:p text:style-name="P1"><text:span text:style-name="T3">StratégieConcrèteC</text:span></text:p>
        </draw:rect>
        <draw:rect draw:style-name="gr3" draw:text-style-name="P6" draw:layer="layout" svg:width="10cm" svg:height="1.5cm" svg:x="29cm" svg:y="12cm">
          <text:p text:style-name="P3"><text:span text:style-name="T4">+ algorithme(context : Context)</text:span></text:p>
        </draw:rect>
        <draw:rect draw:style-name="gr1" draw:text-style-name="P1" draw:layer="layout" svg:width="10cm" svg:height="4cm" svg:x="7cm" svg:y="9.5cm">
          <text:p/>
        </draw:rect>
        <draw:rect draw:style-name="gr2" draw:text-style-name="P5" draw:layer="layout" svg:width="10cm" svg:height="2cm" svg:x="7cm" svg:y="9.5cm">
          <text:p text:style-name="P1"><text:span text:style-name="T3">StratégieConcrèteA</text:span></text:p>
        </draw:rect>
        <draw:rect draw:style-name="gr3" draw:text-style-name="P6" draw:layer="layout" svg:width="10cm" svg:height="1.5cm" svg:x="7cm" svg:y="12cm">
          <text:p text:style-name="P3"><text:span text:style-name="T4">+ algorithme(context : Context)</text:span></text:p>
        </draw:rect>
        <draw:rect draw:style-name="gr9" draw:text-style-name="P6" draw:layer="layout" svg:width="10cm" svg:height="0.5cm" svg:x="7cm" svg:y="11.5cm">
          <text:p/>
        </draw:rect>
        <draw:rect draw:style-name="gr9" draw:text-style-name="P6" draw:layer="layout" svg:width="10cm" svg:height="0.5cm" svg:x="18cm" svg:y="11.5cm">
          <text:p/>
        </draw:rect>
        <draw:rect draw:style-name="gr9" draw:text-style-name="P6" draw:layer="layout" svg:width="10cm" svg:height="0.5cm" svg:x="29cm" svg:y="11.5cm">
          <text:p/>
        </draw:rect>
        <draw:rect draw:style-name="gr9" draw:text-style-name="P6" draw:layer="layout" svg:width="7cm" svg:height="0.5cm" svg:x="2cm" svg:y="4cm">
          <text:p/>
        </draw:rect>
        <draw:rect draw:style-name="gr2" draw:text-style-name="P5" draw:layer="layout" svg:width="10cm" svg:height="2.5cm" svg:x="18cm" svg:y="2cm">
          <text:p text:style-name="P1"><text:span text:style-name="T5">&lt;&lt;interface&gt;&gt;</text:span></text:p>
          <text:p text:style-name="P1"><text:span text:style-name="T6">Stratégie</text:span></text:p>
        </draw:rect>
        <draw:rect draw:style-name="gr9" draw:text-style-name="P6" draw:layer="layout" svg:width="10cm" svg:height="0.5cm" svg:x="18cm" svg:y="4.5cm">
          <text:p/>
        </draw:rect>
      </draw:page>
      <draw:page draw:name="Fabrique" draw:style-name="dp1" draw:master-page-name="Default">
        <draw:rect draw:style-name="gr1" draw:text-style-name="P1" draw:layer="layout" svg:width="11cm" svg:height="4.5cm" svg:x="2cm" svg:y="2cm">
          <text:p/>
        </draw:rect>
        <draw:rect draw:style-name="gr2" draw:text-style-name="P8" draw:layer="layout" svg:width="11cm" svg:height="2.5cm" svg:x="2cm" svg:y="2cm">
          <text:p text:style-name="P1"><text:span text:style-name="T8">&lt;&lt;interface&gt;&gt;</text:span></text:p>
          <text:p text:style-name="P1"><text:span text:style-name="T6">FabriqueGénérique</text:span></text:p>
        </draw:rect>
        <draw:rect draw:style-name="gr3" draw:text-style-name="P7" draw:layer="layout" svg:width="11cm" svg:height="1.5cm" svg:x="2cm" svg:y="5cm">
          <text:p text:style-name="P3"><text:span text:style-name="T7">+ creerProduit() : ProduitGénérique</text:span></text:p>
        </draw:rect>
        <draw:rect draw:style-name="gr1" draw:text-style-name="P1" draw:layer="layout" svg:width="8cm" svg:height="4.5cm" svg:x="21cm" svg:y="2cm">
          <text:p/>
        </draw:rect>
        <draw:rect draw:style-name="gr2" draw:text-style-name="P5" draw:layer="layout" svg:width="8cm" svg:height="2.5cm" svg:x="21cm" svg:y="2cm">
          <text:p text:style-name="P1"><text:span text:style-name="T5">&lt;&lt;interface&gt;&gt;</text:span></text:p>
          <text:p text:style-name="P1"><text:span text:style-name="T6">ProduitGénérique</text:span></text:p>
        </draw:rect>
        <draw:rect draw:style-name="gr1" draw:text-style-name="P1" draw:layer="layout" svg:width="11cm" svg:height="4cm" svg:x="2cm" svg:y="9.5cm">
          <text:p/>
        </draw:rect>
        <draw:rect draw:style-name="gr2" draw:text-style-name="P5" draw:layer="layout" svg:width="11cm" svg:height="2cm" svg:x="2cm" svg:y="9.5cm">
          <text:p text:style-name="P1"><text:span text:style-name="T3">FabriqueConcrète</text:span></text:p>
        </draw:rect>
        <draw:rect draw:style-name="gr1" draw:text-style-name="P1" draw:layer="layout" svg:width="8cm" svg:height="4cm" svg:x="21cm" svg:y="9.5cm">
          <text:p/>
        </draw:rect>
        <draw:rect draw:style-name="gr2" draw:text-style-name="P5" draw:layer="layout" svg:width="8cm" svg:height="2cm" svg:x="21cm" svg:y="9.5cm">
          <text:p text:style-name="P1"><text:span text:style-name="T3">ProduitConcret</text:span></text:p>
        </draw:rect>
        <draw:custom-shape draw:style-name="gr7" draw:text-style-name="P1" draw:layer="layout" svg:width="1cm" svg:height="1cm" svg:x="7cm" svg:y="6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8" draw:text-style-name="P1" draw:layer="layout" svg:x1="7.5cm" svg:y1="7.5cm" svg:x2="7.5cm" svg:y2="9.5cm">
          <text:p/>
        </draw:line>
        <draw:custom-shape draw:style-name="gr7" draw:text-style-name="P1" draw:layer="layout" svg:width="1cm" svg:height="1cm" svg:x="24.5cm" svg:y="6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8" draw:text-style-name="P1" draw:layer="layout" svg:x1="25cm" svg:y1="7.5cm" svg:x2="25cm" svg:y2="9.5cm">
          <text:p/>
        </draw:line>
        <draw:line draw:style-name="gr10" draw:text-style-name="P1" draw:layer="layout" svg:x1="21cm" svg:y1="11cm" svg:x2="13cm" svg:y2="11cm">
          <text:p/>
        </draw:line>
        <draw:line draw:style-name="gr11" draw:text-style-name="P1" draw:layer="layout" svg:x1="21cm" svg:y1="11cm" svg:x2="20cm" svg:y2="10.5cm">
          <text:p/>
        </draw:line>
        <draw:line draw:style-name="gr8" draw:text-style-name="P1" draw:layer="layout" svg:x1="21cm" svg:y1="11cm" svg:x2="20cm" svg:y2="11.5cm">
          <text:p/>
        </draw:line>
        <draw:rect draw:style-name="gr6" draw:text-style-name="P1" draw:layer="layout" svg:width="5cm" svg:height="1cm" svg:x="14cm" svg:y="10cm">
          <text:p text:style-name="P1">&lt;&lt; instancie &gt;&gt;</text:p>
        </draw:rect>
        <draw:rect draw:style-name="gr9" draw:text-style-name="P6" draw:layer="layout" svg:width="11cm" svg:height="0.5cm" svg:x="2cm" svg:y="4.5cm">
          <text:p/>
        </draw:rect>
        <draw:rect draw:style-name="gr9" draw:text-style-name="P6" draw:layer="layout" svg:width="8cm" svg:height="0.5cm" svg:x="21cm" svg:y="4.5cm">
          <text:p/>
        </draw:rect>
        <draw:rect draw:style-name="gr9" draw:text-style-name="P6" draw:layer="layout" svg:width="8cm" svg:height="1.5cm" svg:x="21cm" svg:y="5cm">
          <text:p/>
        </draw:rect>
        <draw:rect draw:style-name="gr9" draw:text-style-name="P6" draw:layer="layout" svg:width="8cm" svg:height="0.5cm" svg:x="21cm" svg:y="11.5cm">
          <text:p/>
        </draw:rect>
        <draw:rect draw:style-name="gr9" draw:text-style-name="P6" draw:layer="layout" svg:width="8cm" svg:height="1.5cm" svg:x="21cm" svg:y="12cm">
          <text:p/>
        </draw:rect>
        <draw:rect draw:style-name="gr9" draw:text-style-name="P6" draw:layer="layout" svg:width="11cm" svg:height="0.5cm" svg:x="2cm" svg:y="11.5cm">
          <text:p/>
        </draw:rect>
        <draw:rect draw:style-name="gr3" draw:text-style-name="P6" draw:layer="layout" svg:width="11cm" svg:height="1.5cm" svg:x="2cm" svg:y="12cm">
          <text:p text:style-name="P3"><text:span text:style-name="T4">+ creerProduit() : ProduitGénérique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5H45M44S</meta:editing-duration>
    <meta:editing-cycles>104</meta:editing-cycles>
    <meta:generator>OpenOffice.org/3.3$Win32 OpenOffice.org_project/330m20$Build-9567</meta:generator>
    <dc:date>2013-02-25T13:17:58.58</dc:date>
    <meta:document-statistic meta:object-count="102"/>
  </office:meta>
</office:document-meta>
</file>